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fef2" officeooo:paragraph-rsid="001af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Steinhilber</meta:initial-creator>
    <meta:creation-date>2017-03-08T08:53:13.005337654</meta:creation-date>
    <meta:generator>LibreOffice/4.3.7.2$Linux_X86_64 LibreOffice_project/430$Build-2</meta:generator>
    <dc:date>2017-03-08T08:54:15.784436420</dc:date>
    <dc:creator>Alexandra Steinhilber</dc:creator>
    <meta:editing-duration>PT1M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